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String name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String name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String partName , String filename , MediaType contentType , Flux &lt; DataBuffer &gt;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String name , Path path , @ Nullable Consumer &lt; HttpHeaders &gt; headers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eate( String partName , String filename , MediaType contentType , Flux &lt; DataBuffer &gt; contents , @ Nullable Consumer &lt; HttpHeaders &gt; headers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eate( String name , Resource resource , @ Nullable Consumer &lt; HttpHeaders &gt; headers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